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name="OpenSymbol" svg:font-family="OpenSymbo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OX_DEFAULT_LIST" style:name="a7835a3">
      <style:paragraph-properties/>
    </style:style>
    <style:style style:family="paragraph" style:list-style-name="OX_DEFAULT_LIST" style:name="a0fe297">
      <style:paragraph-properties/>
    </style:style>
    <style:style style:family="paragraph" style:list-style-name="ListStyle-ImageLabel" style:name="a2fd065">
      <style:paragraph-properties/>
    </style:style>
    <style:style style:family="text" style:name="ad0ae00">
      <style:text-properties fo:color="#3deb3d" fo:font-weight="bold" style:font-weight-asian="bold" style:font-weight-complex="bold"/>
    </style:style>
    <style:style style:family="paragraph" style:list-style-name="ListStyle-LetterLowerCaseLabel" style:name="aa930e4">
      <style:paragraph-properties/>
      <style:text-properties/>
    </style:style>
    <style:style style:family="text" style:name="a407b5e">
      <style:text-properties fo:color="#3deb3d" fo:font-weight="bold" style:font-weight-asian="bold" style:font-weight-complex="bold"/>
    </style:style>
    <style:style style:family="paragraph" style:list-style-name="ListStyle-RomanLowerCaseLabel" style:name="a3d7d8b">
      <style:paragraph-properties/>
      <style:text-properties/>
    </style:style>
    <style:style style:family="text" style:name="a874659">
      <style:text-properties fo:color="#3deb3d" fo:font-weight="bold" style:font-weight-asian="bold" style:font-weight-complex="bold"/>
    </style:style>
    <style:style style:family="text" style:name="a09af16">
      <style:text-properties fo:color="#3deb3d" fo:font-weight="bold" style:font-weight-asian="bold" style:font-weight-complex="bold"/>
    </style:style>
    <style:style style:family="paragraph" style:list-style-name="ListStyle-LetterLowerCaseLabel" style:name="ae5d6f0">
      <style:paragraph-properties/>
      <style:text-properties/>
    </style:style>
    <style:style style:family="text" style:name="aa1270b">
      <style:text-properties fo:color="#3deb3d" fo:font-weight="bold" style:font-weight-asian="bold" style:font-weight-complex="bold"/>
    </style:style>
    <style:style style:family="paragraph" style:list-style-name="ListStyle-LetterUpperCaseLabel" style:name="a264b9c">
      <style:paragraph-properties/>
      <style:text-properties/>
    </style:style>
    <style:style style:family="text" style:name="a68d8f2">
      <style:text-properties fo:color="#3deb3d" fo:font-weight="bold" style:font-weight-asian="bold" style:font-weight-complex="bold"/>
    </style:style>
    <style:style style:family="text" style:name="ab67780">
      <style:text-properties fo:color="#3deb3d" fo:font-weight="bold" style:font-weight-asian="bold" style:font-weight-complex="bold"/>
    </style:style>
    <style:style style:family="paragraph" style:list-style-name="ListStyle-LetterLowerCaseLabel" style:name="ab0e8b3">
      <style:paragraph-properties/>
      <style:text-properties/>
    </style:style>
    <style:style style:family="text" style:name="aba9e3d">
      <style:text-properties fo:color="#3deb3d" fo:font-weight="bold" style:font-weight-asian="bold" style:font-weight-complex="bold"/>
    </style:style>
    <style:style style:family="text" style:name="ac891d8">
      <style:text-properties fo:color="#3deb3d" fo:font-weight="bold" style:font-weight-asian="bold" style:font-weight-complex="bold"/>
    </style:style>
    <style:style style:family="paragraph" style:list-style-name="ListStyle-RomanLowerCaseLabel" style:name="aeed625">
      <style:paragraph-properties/>
      <style:text-properties/>
    </style:style>
    <style:style style:family="text" style:name="a7d8891">
      <style:text-properties fo:color="#3deb3d" fo:font-weight="bold" style:font-weight-asian="bold" style:font-weight-complex="bold"/>
    </style:style>
    <style:style style:family="text" style:name="a63a4e7">
      <style:text-properties fo:color="#3deb3d" fo:font-weight="bold" style:font-weight-asian="bold" style:font-weight-complex="bold"/>
    </style:style>
    <style:style style:family="text" style:name="ade0ea0">
      <style:text-properties fo:color="#3deb3d" fo:font-weight="bold" style:font-weight-asian="bold" style:font-weight-complex="bold"/>
    </style:style>
    <style:style style:family="paragraph" style:list-style-name="ListStyle-LetterLowerCaseLabel" style:name="a7681f5">
      <style:paragraph-properties/>
      <style:text-properties/>
    </style:style>
    <style:style style:family="text" style:name="a38ebb2">
      <style:text-properties fo:color="#3deb3d" fo:font-weight="bold" style:font-weight-asian="bold" style:font-weight-complex="bold"/>
    </style:style>
    <style:style style:family="paragraph" style:list-style-name="ListStyle-RomanUpperCaseLabel" style:name="ad40d38">
      <style:paragraph-properties/>
      <style:text-properties/>
    </style:style>
    <style:style style:family="text" style:name="a7199b4">
      <style:text-properties fo:color="#3deb3d" fo:font-weight="bold" style:font-weight-asian="bold" style:font-weight-complex="bold"/>
    </style:style>
    <style:style style:family="text" style:name="a9f37e1">
      <style:text-properties fo:color="#3deb3d" fo:font-weight="bold" style:font-weight-asian="bold" style:font-weight-complex="bold"/>
    </style:style>
    <style:style style:family="paragraph" style:list-style-name="ListStyle-LetterLowerCaseLabel" style:name="af68327">
      <style:paragraph-properties/>
      <style:text-properties/>
    </style:style>
    <style:style style:family="text" style:name="ad9984f">
      <style:text-properties fo:color="#3deb3d" fo:font-weight="bold" style:font-weight-asian="bold" style:font-weight-complex="bold"/>
    </style:style>
    <style:style style:family="text" style:name="a4c6a8c">
      <style:text-properties fo:color="#3deb3d" fo:font-weight="bold" style:font-weight-asian="bold" style:font-weight-complex="bold"/>
    </style:style>
    <style:style style:family="paragraph" style:list-style-name="ListStyle-RomanLowerCaseLabel" style:name="afce973">
      <style:paragraph-properties/>
      <style:text-properties/>
    </style:style>
    <style:style style:family="text" style:name="af23763">
      <style:text-properties fo:color="#3deb3d" fo:font-weight="bold" style:font-weight-asian="bold" style:font-weight-complex="bold"/>
    </style:style>
    <style:style style:family="text" style:name="a07892a">
      <style:text-properties fo:color="#3deb3d" fo:font-weight="bold" style:font-weight-asian="bold" style:font-weight-complex="bold"/>
    </style:style>
    <style:style style:family="text" style:name="ac4b668">
      <style:text-properties fo:color="#3deb3d" fo:font-weight="bold" style:font-weight-asian="bold" style:font-weight-complex="bold"/>
    </style:style>
    <style:style style:family="paragraph" style:list-style-name="ListStyle-LetterLowerCaseLabel" style:name="a84e853">
      <style:paragraph-properties/>
      <style:text-properties/>
    </style:style>
    <style:style style:family="text" style:name="a5797e4">
      <style:text-properties fo:color="#3deb3d" fo:font-weight="bold" style:font-weight-asian="bold" style:font-weight-complex="bold"/>
    </style:style>
    <style:style style:family="text" style:name="ada8ad1">
      <style:text-properties fo:color="#3deb3d" fo:font-weight="bold" style:font-weight-asian="bold" style:font-weight-complex="bold"/>
    </style:style>
    <style:style style:family="paragraph" style:list-style-name="ListStyle-LetterUpperCaseLabel" style:name="a716065">
      <style:paragraph-properties/>
      <style:text-properties/>
    </style:style>
    <style:style style:family="text" style:name="a29ac95">
      <style:text-properties fo:color="#3deb3d" fo:font-weight="bold" style:font-weight-asian="bold" style:font-weight-complex="bold"/>
    </style:style>
    <style:style style:family="text" style:name="ae85524">
      <style:text-properties fo:color="#3deb3d" fo:font-weight="bold" style:font-weight-asian="bold" style:font-weight-complex="bold"/>
    </style:style>
    <style:style style:family="text" style:name="ac0245b">
      <style:text-properties fo:color="#3deb3d" fo:font-weight="bold" style:font-weight-asian="bold" style:font-weight-complex="bold"/>
    </style:style>
    <style:style style:family="paragraph" style:list-style-name="ListStyle-LetterLowerCaseLabel" style:name="a1feedd">
      <style:paragraph-properties/>
      <style:text-properties/>
    </style:style>
    <style:style style:family="text" style:name="a87ebe6">
      <style:text-properties fo:color="#3deb3d" fo:font-weight="bold" style:font-weight-asian="bold" style:font-weight-complex="bold"/>
    </style:style>
    <style:style style:family="text" style:name="ade4af1">
      <style:text-properties fo:color="#3deb3d" fo:font-weight="bold" style:font-weight-asian="bold" style:font-weight-complex="bold"/>
    </style:style>
    <style:style style:family="text" style:name="a5710b1">
      <style:text-properties fo:color="#3deb3d" fo:font-weight="bold" style:font-weight-asian="bold" style:font-weight-complex="bold"/>
    </style:style>
    <style:style style:family="paragraph" style:list-style-name="ListStyle-RomanLowerCaseLabel" style:name="ad0ac19">
      <style:paragraph-properties/>
      <style:text-properties/>
    </style:style>
    <style:style style:family="text" style:name="af0f77e">
      <style:text-properties fo:color="#3deb3d" fo:font-weight="bold" style:font-weight-asian="bold" style:font-weight-complex="bold"/>
    </style:style>
    <style:style style:family="text" style:name="afaa0fa">
      <style:text-properties fo:color="#3deb3d" fo:font-weight="bold" style:font-weight-asian="bold" style:font-weight-complex="bold"/>
    </style:style>
    <style:style style:family="text" style:name="a011033">
      <style:text-properties fo:color="#3deb3d" fo:font-weight="bold" style:font-weight-asian="bold" style:font-weight-complex="bold"/>
    </style:style>
    <style:style style:family="text" style:name="a3e1856">
      <style:text-properties fo:color="#3deb3d" fo:font-weight="bold" style:font-weight-asian="bold" style:font-weight-complex="bold"/>
    </style:style>
    <style:style style:family="paragraph" style:list-style-name="ListStyle-LetterLowerCaseLabel" style:name="a2d96e8">
      <style:paragraph-properties/>
      <style:text-properties/>
    </style:style>
    <style:style style:family="paragraph" style:list-style-name="OX_DEFAULT_LIST" style:name="ae0c7c0">
      <style:paragraph-properties/>
    </style:style>
    <style:style style:family="paragraph" style:list-style-name="ListStyle-ImageLabel" style:name="a7a0a23">
      <style:paragraph-properties/>
    </style:style>
    <style:style style:family="text" style:name="a4e130d">
      <style:text-properties fo:color="#3deb3d" fo:font-weight="bold" style:font-weight-asian="bold" style:font-weight-complex="bold"/>
    </style:style>
    <style:style style:family="paragraph" style:list-style-name="ListStyle-LetterUpperCaseLabel" style:name="abbd594">
      <style:paragraph-properties/>
      <style:text-properties/>
    </style:style>
    <style:style style:family="text" style:name="aa157cb">
      <style:text-properties fo:color="#3deb3d" fo:font-weight="bold" style:font-weight-asian="bold" style:font-weight-complex="bold"/>
    </style:style>
    <style:style style:family="paragraph" style:list-style-name="ListStyle-RomanUpperCaseLabel" style:name="a9b93e2">
      <style:paragraph-properties/>
      <style:text-properties/>
    </style:style>
    <style:style style:family="text" style:name="abc619e">
      <style:text-properties fo:color="#3deb3d" fo:font-weight="bold" style:font-weight-asian="bold" style:font-weight-complex="bold"/>
    </style:style>
    <style:style style:family="text" style:name="a097942">
      <style:text-properties fo:color="#3deb3d" fo:font-weight="bold" style:font-weight-asian="bold" style:font-weight-complex="bold"/>
    </style:style>
    <style:style style:family="paragraph" style:list-style-name="ListStyle-LetterUpperCaseLabel" style:name="ab61936">
      <style:paragraph-properties/>
      <style:text-properties/>
    </style:style>
    <style:style style:family="paragraph" style:list-style-name="ListStyle-ImageLabel" style:name="abf33ff">
      <style:paragraph-properties/>
    </style:style>
    <style:style style:family="paragraph" style:list-style-name="ListStyle-ImageLabel" style:name="a57793f">
      <style:paragraph-properties/>
    </style:style>
    <style:style style:family="paragraph" style:list-style-name="ListStyle-ImageLabel" style:name="a44172f">
      <style:paragraph-properties/>
    </style:style>
    <style:style style:family="paragraph" style:list-style-name="ListStyle-ImageLabel" style:name="aa5b989">
      <style:paragraph-properties/>
    </style:style>
    <style:style style:family="paragraph" style:list-style-name="ListStyle-ImageLabel" style:name="a54f715">
      <style:paragraph-properties/>
    </style:style>
    <style:style style:family="paragraph" style:name="a49b23b">
      <style:paragraph-properties/>
    </style:style>
    <text:list-style style:name="ListStyle-RomanLowerCaseLabel">
      <text:list-level-style-number style:num-format="i"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i"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LetterLowerCaseLabel">
      <text:list-level-style-number style:num-format="a"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a"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RomanUpperCaseLabel">
      <text:list-level-style-number style:num-format="I"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I"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LetterUpperCaseLabel">
      <text:list-level-style-number style:num-format="A"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A"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ImageLabel">
      <text:list-level-style-image text:level="1" xlink:actuate="onLoad" xlink:href="Pictures/100002000000000A0000000A1F4FBE6C.gif" xlink:show="embed" xlink:type="simple">
        <style:list-level-properties fo:height="2mm" fo:width="2mm" text:list-level-position-and-space-mode="label-alignment">
          <style:list-level-label-alignment fo:margin-left="12.7mm" fo:text-indent="-6.35mm" text:label-followed-by="listtab" text:list-tab-stop-position="12.7mm"/>
        </style:list-level-properties>
      </text:list-level-style-image>
      <text:list-level-style-image text:level="2" xlink:actuate="onLoad" xlink:href="Pictures/100002000000000A0000000A1F4FBE6C.gif" xlink:show="embed" xlink:type="simple">
        <style:list-level-properties fo:height="2mm" fo:width="2mm" text:list-level-position-and-space-mode="label-alignment">
          <style:list-level-label-alignment fo:margin-left="19.05mm" fo:text-indent="-6.35mm" text:label-followed-by="listtab" text:list-tab-stop-position="19.05mm"/>
        </style:list-level-properties>
      </text:list-level-style-image>
      <text:list-level-style-number style:num-format="1" style:num-suffix="." text:display-levels="1" text:level="3">
        <style:list-level-properties text:list-level-position-and-space-mode="label-alignment">
          <style:list-level-label-alignment fo:margin-left="25.4mm" fo:text-indent="-6.35mm" text:label-followed-by="listtab" text:list-tab-stop-position="25.4mm"/>
        </style:list-level-properties>
      </text:list-level-style-number>
      <text:list-level-style-number style:num-format="1" style:num-suffix="." text:display-levels="1" text:level="4">
        <style:list-level-properties text:list-level-position-and-space-mode="label-alignment">
          <style:list-level-label-alignment fo:margin-left="31.75mm" fo:text-indent="-6.35mm" text:label-followed-by="listtab" text:list-tab-stop-position="31.75mm"/>
        </style:list-level-properties>
      </text:list-level-style-number>
      <text:list-level-style-number style:num-format="1" style:num-suffix="." text:display-levels="1" text:level="5">
        <style:list-level-properties text:list-level-position-and-space-mode="label-alignment">
          <style:list-level-label-alignment fo:margin-left="38.1mm" fo:text-indent="-6.35mm" text:label-followed-by="listtab" text:list-tab-stop-position="38.1mm"/>
        </style:list-level-properties>
      </text:list-level-style-number>
      <text:list-level-style-number style:num-format="1" style:num-suffix="." text:display-levels="1" text:level="6">
        <style:list-level-properties text:list-level-position-and-space-mode="label-alignment">
          <style:list-level-label-alignment fo:margin-left="44.45mm" fo:text-indent="-6.35mm" text:label-followed-by="listtab" text:list-tab-stop-position="44.45mm"/>
        </style:list-level-properties>
      </text:list-level-style-number>
      <text:list-level-style-number style:num-format="1" style:num-suffix="." text:display-levels="1" text:level="7">
        <style:list-level-properties text:list-level-position-and-space-mode="label-alignment">
          <style:list-level-label-alignment fo:margin-left="50.8mm" fo:text-indent="-6.35mm" text:label-followed-by="listtab" text:list-tab-stop-position="50.8mm"/>
        </style:list-level-properties>
      </text:list-level-style-number>
      <text:list-level-style-number style:num-format="1" style:num-suffix="." text:display-levels="1" text:level="8">
        <style:list-level-properties text:list-level-position-and-space-mode="label-alignment">
          <style:list-level-label-alignment fo:margin-left="57.15mm" fo:text-indent="-6.35mm" text:label-followed-by="listtab" text:list-tab-stop-position="57.15mm"/>
        </style:list-level-properties>
      </text:list-level-style-number>
      <text:list-level-style-number style:num-format="1" style:num-suffix="." text:display-levels="1" text:level="9">
        <style:list-level-properties text:list-level-position-and-space-mode="label-alignment">
          <style:list-level-label-alignment fo:margin-left="63.5mm" fo:text-indent="-6.35mm" text:label-followed-by="listtab" text:list-tab-stop-position="63.5mm"/>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49b23b">This is a test for resolving the list style being used for a list label.<text:s/></text:p>
      <text:list text:continue-numbering="true" text:style-name="ListStyle-ImageLabel" xml:id="list6357203421921001764">
        <text:list-item>
          <text:p text:style-name="a54f715">The first level list uses a upper case roman numbering.</text:p>
        </text:list-item>
      </text:list>
      <text:list text:continue-numbering="true" text:style-name="ListStyle-ImageLabel" xml:id="list6357203421921001764">
        <text:list-item>
          <text:p text:style-name="aa5b989">The first level list-item overrides with a upper case alphabetic numbering</text:p>
        </text:list-item>
      </text:list>
      <text:list text:continue-numbering="true" text:style-name="ListStyle-ImageLabel" xml:id="list6357203421921001764">
        <text:list-item>
          <text:p text:style-name="a44172f">The second level list has a lower case roman numbering</text:p>
        </text:list-item>
      </text:list>
      <text:list text:continue-numbering="true" text:style-name="ListStyle-ImageLabel" xml:id="list6357203421921001764">
        <text:list-item>
          <text:p text:style-name="a57793f">The second level list-item overrides with a lower-case alphabetic numbering</text:p>
        </text:list-item>
      </text:list>
      <text:list text:continue-numbering="true" text:style-name="ListStyle-ImageLabel" xml:id="list6357203421921001764">
        <text:list-item>
          <text:p text:style-name="abf33ff">Finally the paragraph within the list item is referencing to a list label using an image</text:p>
        </text:list-item>
      </text:list>
      <text:list text:continue-numbering="true" text:style-name="ListStyle-LetterUpperCaseLabel">
        <text:list-item>
          <text:p text:style-name="ab61936">binary:3 <text:span text:style-name="a097942">Roman</text:span>, <text:span text:style-name="abc619e">Alpha</text:span><text:line-break/>Expected: A.</text:p>
        </text:list-item>
      </text:list>
      <text:list text:continue-numbering="true" text:style-name="ListStyle-RomanUpperCaseLabel">
        <text:list-item>
          <text:p text:style-name="a9b93e2">binary:2 <text:span text:style-name="aa157cb">Roman</text:span>, Alpha<text:line-break/>Expected: I.</text:p>
        </text:list-item>
      </text:list>
      <text:list text:continue-numbering="true" text:style-name="ListStyle-LetterUpperCaseLabel">
        <text:list-item>
          <text:p text:style-name="abbd594">binary:1 Roman, <text:span text:style-name="a4e130d">Alpha</text:span><text:line-break/>Expected: A.</text:p>
        </text:list-item>
      </text:list>
      <text:list text:continue-numbering="true" text:style-name="ListStyle-ImageLabel">
        <text:list-item>
          <text:p text:style-name="a7a0a23">binary:0 Roman, Alpha, but list style referenced by paragraph style<text:line-break/>Expected: image label with red bullet</text:p>
        </text:list-item>
      </text:list>
      <text:list text:continue-numbering="true" text:style-name="OX_DEFAULT_LIST">
        <text:list-item>
          <text:p text:style-name="ae0c7c0">binary:0 Roman, Alpha no paragraph style<text:line-break/>Expected: Implementation defined - AO/LO: bullet, MSO: no list, Calligra: number</text:p>
        </text:list-item>
      </text:list>
      <text:list text:continue-numbering="true" text:style-name="ListStyle-LetterLowerCaseLabel">
        <text:list-item>
          <text:list>
            <text:list-item>
              <text:p text:style-name="a2d96e8">binary:15 <text:span text:style-name="a3e1856">Roman</text:span>, <text:span text:style-name="a011033">Alpha</text:span>, <text:span text:style-name="afaa0fa">roman</text:span>, <text:span text:style-name="af0f77e">alpha</text:span><text:line-break/>Expected: a.</text:p>
            </text:list-item>
          </text:list>
        </text:list-item>
      </text:list>
      <text:list text:continue-numbering="true" text:style-name="ListStyle-RomanLowerCaseLabel">
        <text:list-item>
          <text:list>
            <text:list-item>
              <text:p text:style-name="ad0ac19">binary:14 <text:span text:style-name="a5710b1">Roman</text:span>, <text:span text:style-name="ade4af1">Alpha</text:span>, <text:span text:style-name="a87ebe6">roman</text:span>, alpha<text:line-break/>Expected: i.</text:p>
            </text:list-item>
          </text:list>
        </text:list-item>
      </text:list>
      <text:list text:continue-numbering="true" text:style-name="ListStyle-LetterLowerCaseLabel">
        <text:list-item>
          <text:list>
            <text:list-item>
              <text:p text:style-name="a1feedd">binary:13 <text:span text:style-name="ac0245b">Roman</text:span>, <text:span text:style-name="ae85524">Alpha</text:span>, roman, <text:span text:style-name="a29ac95">alpha</text:span><text:line-break/>Expected: a.</text:p>
            </text:list-item>
          </text:list>
        </text:list-item>
      </text:list>
      <text:list text:continue-numbering="true" text:style-name="ListStyle-LetterUpperCaseLabel">
        <text:list-item>
          <text:list>
            <text:list-item>
              <text:p text:style-name="a716065">binary:12 <text:span text:style-name="ada8ad1">Roman</text:span>, <text:span text:style-name="a5797e4">Alpha</text:span>, roman, alpha<text:line-break/>Expected: A.</text:p>
            </text:list-item>
          </text:list>
        </text:list-item>
      </text:list>
      <text:list text:continue-numbering="true" text:style-name="ListStyle-LetterLowerCaseLabel">
        <text:list-item>
          <text:list>
            <text:list-item>
              <text:p text:style-name="a84e853">binary:11 <text:span text:style-name="ac4b668">Roman</text:span>, Alpha, <text:span text:style-name="a07892a">roman</text:span>, <text:span text:style-name="af23763">alpha</text:span><text:line-break/>Expected: a.</text:p>
            </text:list-item>
          </text:list>
        </text:list-item>
      </text:list>
      <text:list text:continue-numbering="true" text:style-name="ListStyle-RomanLowerCaseLabel">
        <text:list-item>
          <text:list>
            <text:list-item>
              <text:p text:style-name="afce973">binary:10 <text:span text:style-name="a4c6a8c">Roman</text:span>, Alpha, <text:span text:style-name="ad9984f">roman</text:span>, alpha<text:line-break/>Expected: i.</text:p>
            </text:list-item>
          </text:list>
        </text:list-item>
      </text:list>
      <text:list text:continue-numbering="true" text:style-name="ListStyle-LetterLowerCaseLabel">
        <text:list-item>
          <text:list>
            <text:list-item>
              <text:p text:style-name="af68327">binary:09 <text:span text:style-name="a9f37e1">Roman</text:span>, Alpha, roman, <text:span text:style-name="a7199b4">alpha</text:span><text:line-break/>Expected: a.</text:p>
            </text:list-item>
          </text:list>
        </text:list-item>
      </text:list>
      <text:list text:continue-numbering="true" text:style-name="ListStyle-RomanUpperCaseLabel">
        <text:list-item>
          <text:list>
            <text:list-item>
              <text:p text:style-name="ad40d38">binary:08 <text:span text:style-name="a38ebb2">Roman</text:span>, Alpha, roman, alpha<text:line-break/>Expected: I.</text:p>
            </text:list-item>
          </text:list>
        </text:list-item>
      </text:list>
      <text:list text:continue-numbering="true" text:style-name="ListStyle-LetterLowerCaseLabel">
        <text:list-item>
          <text:list>
            <text:list-item>
              <text:p text:style-name="a7681f5">binary:07 Roman, <text:span text:style-name="ade0ea0">Alpha</text:span>, <text:span text:style-name="a63a4e7">roman</text:span>, <text:span text:style-name="a7d8891">alpha</text:span><text:line-break/>Expected: a.</text:p>
            </text:list-item>
          </text:list>
        </text:list-item>
      </text:list>
      <text:list text:continue-numbering="true" text:style-name="ListStyle-RomanLowerCaseLabel">
        <text:list-item>
          <text:list>
            <text:list-item>
              <text:p text:style-name="aeed625">binary:06 Roman, <text:span text:style-name="ac891d8">Alpha</text:span>, <text:span text:style-name="aba9e3d">roman</text:span>, alpha<text:line-break/>Expected: i.</text:p>
            </text:list-item>
          </text:list>
        </text:list-item>
      </text:list>
      <text:list text:continue-numbering="true" text:style-name="ListStyle-LetterLowerCaseLabel">
        <text:list-item>
          <text:list>
            <text:list-item>
              <text:p text:style-name="ab0e8b3">binary:05 Roman, <text:span text:style-name="ab67780">Alpha</text:span>, roman, <text:span text:style-name="a68d8f2">alpha</text:span><text:line-break/>Expected: a.</text:p>
            </text:list-item>
          </text:list>
        </text:list-item>
      </text:list>
      <text:list text:continue-numbering="true" text:style-name="ListStyle-LetterUpperCaseLabel">
        <text:list-item>
          <text:list>
            <text:list-item>
              <text:p text:style-name="a264b9c">binary:04 Roman, <text:span text:style-name="aa1270b">Alpha</text:span>, roman, alpha<text:line-break/>Expected: A.</text:p>
            </text:list-item>
          </text:list>
        </text:list-item>
      </text:list>
      <text:list text:continue-numbering="true" text:style-name="ListStyle-LetterLowerCaseLabel">
        <text:list-item>
          <text:list>
            <text:list-item>
              <text:p text:style-name="ae5d6f0">binary:03 Roman, Alpha, <text:span text:style-name="a09af16">roman</text:span>, <text:span text:style-name="a874659">alpha</text:span><text:line-break/>Expected: a.</text:p>
            </text:list-item>
          </text:list>
        </text:list-item>
      </text:list>
      <text:list text:continue-numbering="true" text:style-name="ListStyle-RomanLowerCaseLabel">
        <text:list-item>
          <text:list>
            <text:list-item>
              <text:p text:style-name="a3d7d8b">binary:02 Roman, Alpha, <text:span text:style-name="a407b5e">roman</text:span>, alpha<text:line-break/>Expected: i.</text:p>
            </text:list-item>
          </text:list>
        </text:list-item>
      </text:list>
      <text:list text:continue-numbering="true" text:style-name="ListStyle-LetterLowerCaseLabel">
        <text:list-item>
          <text:list>
            <text:list-item>
              <text:p text:style-name="aa930e4">binary:01 Roman, Alpha, roman, <text:span text:style-name="ad0ae00">alpha</text:span><text:line-break/>Expected: a.</text:p>
            </text:list-item>
          </text:list>
        </text:list-item>
      </text:list>
      <text:list text:continue-numbering="true" text:style-name="ListStyle-ImageLabel">
        <text:list-item>
          <text:list>
            <text:list-item>
              <text:p text:style-name="a2fd065">binary:00 Roman, Alpha, roman, alpha, but image list style referenced by paragraph style<text:line-break/>Expected: image label with red bullet</text:p>
            </text:list-item>
          </text:list>
        </text:list-item>
      </text:list>
      <text:list text:continue-numbering="true" text:style-name="OX_DEFAULT_LIST">
        <text:list-item>
          <text:list>
            <text:list-item>
              <text:p text:style-name="a0fe297">binary:00 Roman, Alpha, roman, alpha</text:p>
            </text:list-item>
          </text:list>
        </text:list-item>
      </text:list>
      <text:list text:continue-numbering="true" text:style-name="OX_DEFAULT_LIST">
        <text:list-item>
          <text:list>
            <text:list-header>
              <text:p text:style-name="a7835a3"/>
            </text:list-header>
          </text:list>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name="OpenSymbol" svg:font-family="OpenSymbo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Bullet Symbols" style:family="text" style:name="Bullet_20_Symbols" style:parent-style-name="default_character_style">
      <style:text-properties style:font-name="OpenSymbol" style:font-name-asian="OpenSymbol" style:font-name-complex="OpenSymbol"/>
    </style:style>
    <style:style style:display-name="Numbering Symbols" style:family="text" style:name="Numbering_20_Symbols" style:parent-style-name="default_character_style"/>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default-style style:family="paragraph">
      <style:text-properties fo:country="DE" fo:font-size="12pt" fo:language="de" style:font-name="Times New Roman" style:font-name-asian="SimSun" style:font-name-complex="Mangal" style:font-size-asian="12pt"/>
    </style:default-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default-outline-level="1" style:display-name="Heading 1" style:family="paragraph" style:name="Heading_20_1" style:next-style-name="Text_20_body" style:parent-style-name="Heading">
      <style:paragraph-properties fo:background-color="#ffff00"/>
      <style:text-properties fo:font-weight="bold" style:font-weight-asian="bold" style:font-weight-complex="bold"/>
    </style:style>
    <style:style style:default-outline-level="2" style:display-name="Heading 2" style:family="paragraph" style:name="Heading_20_2" style:next-style-name="Text_20_body" style:parent-style-name="Heading">
      <style:paragraph-properties/>
      <style:text-properties fo:font-size="14pt" fo:font-style="italic" fo:font-weight="bold" style:font-size-asian="14pt" style:font-style-asian="italic" style:font-style-complex="italic" style:font-weight-asian="bold" style:font-weight-complex="bold"/>
    </style:style>
    <style:style style:family="paragraph" style:name="Index" style:parent-style-name="Standard">
      <style:text-properties style:font-name-complex="Mangal1" style:font-size-asian="12pt"/>
    </style:style>
    <style:style style:family="paragraph" style:name="List" style:parent-style-name="Text_20_body">
      <style:text-properties style:font-name-complex="Mangal1" style:font-size-asian="12pt"/>
    </style:style>
    <style:style style:family="paragraph" style:name="Signature" style:parent-style-name="Standard">
      <style:paragraph-properties fo:background-color="#3deb3d"/>
    </style:style>
    <style:style style:family="paragraph" style:name="Standard" style:parent-style-name="default_paragraph_style"/>
    <style:style style:display-name="Text body" style:family="paragraph" style:name="Text_20_body" style:parent-style-name="Standard">
      <style:paragraph-properties fo:background-color="#ff0000" fo:margin-bottom="2.12mm" fo:margin-top="0.0mm"/>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6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